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rsid="000ee32f" officeooo:paragraph-rsid="000ee32f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思源黑体 CN Regular" fo:font-size="11pt" fo:font-weight="normal" officeooo:paragraph-rsid="001560fb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3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4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5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6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7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8">
      <style:text-properties style:font-name="思源黑体 CN Regular" fo:font-size="11pt" fo:font-weight="normal" officeooo:paragraph-rsid="00160b90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8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9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10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1">
      <style:text-properties style:font-name="思源黑体 CN Regular" fo:font-size="11pt" fo:font-weight="normal" officeooo:paragraph-rsid="0015f109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1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2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3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4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5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6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7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8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9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20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21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22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2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思源黑体 CN Regular" fo:font-size="11pt" fo:font-weight="normal" officeooo:paragraph-rsid="0056681c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思源黑体 CN Regular" fo:font-size="11pt" fo:font-weight="normal" officeooo:paragraph-rsid="00569bc6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思源黑体 CN Regular" fo:font-size="11pt" fo:font-weight="normal" officeooo:paragraph-rsid="00577b74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思源黑体 CN Regular" fo:font-size="11pt" fo:font-weight="normal" officeooo:paragraph-rsid="0057d61e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思源黑体 CN Regular" fo:font-size="11pt" fo:font-weight="normal" officeooo:paragraph-rsid="0058870f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思源黑体 CN Regular" fo:font-size="11pt" fo:font-weight="normal" officeooo:paragraph-rsid="005a3164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思源黑体 CN Regular" fo:font-size="11pt" fo:font-weight="normal" officeooo:paragraph-rsid="005bb93d" style:font-name-asian="思源黑体 CN Regular" style:font-size-asian="11pt" style:font-weight-asian="normal" style:font-size-complex="11pt" style:font-weight-complex="normal"/>
    </style:style>
    <style:style style:name="P41" style:family="paragraph" style:parent-style-name="Standard" style:list-style-name="L5">
      <style:text-properties officeooo:paragraph-rsid="0015f109" style:font-name-asian="思源黑体 CN Regular" style:font-size-asian="11pt"/>
    </style:style>
    <style:style style:name="P42" style:family="paragraph" style:parent-style-name="Standard" style:list-style-name="L7">
      <style:text-properties officeooo:paragraph-rsid="0009f07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6761e"/>
    </style:style>
    <style:style style:name="T4" style:family="text">
      <style:text-properties officeooo:rsid="0008b5cb"/>
    </style:style>
    <style:style style:name="T5" style:family="text">
      <style:text-properties officeooo:rsid="0009b1c7"/>
    </style:style>
    <style:style style:name="T6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06761e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06761e" style:font-name-asian="思源黑体 CN Regular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06761e" style:font-weight-asian="normal" style:font-size-complex="11pt" style:font-weight-complex="normal"/>
    </style:style>
    <style:style style:name="T11" style:family="text">
      <style:text-properties style:font-name="思源黑体 CN Regular" officeooo:rsid="0006761e" style:font-name-asian="思源黑体 CN Regular"/>
    </style:style>
    <style:style style:name="T12" style:family="text">
      <style:text-properties officeooo:rsid="0009f072"/>
    </style:style>
    <style:style style:name="T13" style:family="text">
      <style:text-properties officeooo:rsid="000b5122"/>
    </style:style>
    <style:style style:name="T14" style:family="text">
      <style:text-properties fo:color="#808080" style:font-name-asian="思源黑体 CN Regular" style:font-style-asian="italic"/>
    </style:style>
    <style:style style:name="T15" style:family="text">
      <style:text-properties fo:color="#808080" officeooo:rsid="0006761e" style:font-name-asian="思源黑体 CN Regular" style:font-style-asian="italic"/>
    </style:style>
    <style:style style:name="T16" style:family="text">
      <style:text-properties fo:color="#808080" officeooo:rsid="0015f109" style:font-name-asian="思源黑体 CN Regular" style:font-style-asian="italic"/>
    </style:style>
    <style:style style:name="T17" style:family="text">
      <style:text-properties fo:color="#808080" fo:font-size="11pt" style:font-name-asian="思源黑体 CN Regular" style:font-style-asian="italic" style:font-size-complex="11pt"/>
    </style:style>
    <style:style style:name="T18" style:family="text">
      <style:text-properties fo:color="#808080" style:font-name="思源黑体 CN Regular" fo:font-size="11pt" fo:font-weight="normal" officeooo:rsid="0006761e" style:font-name-asian="思源黑体 CN Regular" style:font-style-asian="italic" style:font-weight-asian="normal" style:font-size-complex="11pt" style:font-weight-complex="normal"/>
    </style:style>
    <style:style style:name="T19" style:family="text">
      <style:text-properties fo:color="#808080" style:font-name="思源黑体 CN Regular" officeooo:rsid="0006761e" style:font-name-asian="思源黑体 CN Regular" style:font-style-asian="italic"/>
    </style:style>
    <style:style style:name="T20" style:family="text">
      <style:text-properties officeooo:rsid="0056681c"/>
    </style:style>
    <style:style style:name="T21" style:family="text">
      <style:text-properties officeooo:rsid="0057d6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1"><text:tab/><text:tab/><text:bookmark-start text:name="__DdeLink__152_579717327"/>导航<text:span text:style-name="T2">名_1:</text:span><text:bookmark-start text:name="__DdeLink__179_579717327"/><text:span text:style-name="T2">项目提成目标权重分配</text:span><text:bookmark-end text:name="__DdeLink__179_579717327"/></text:p>
      <text:p text:style-name="P34"><text:tab/><text:tab/><text:tab/>功能名_<text:span text:style-name="T1">1:列表 功能类型:网格 url:weightallocation/v1/target/maps</text:span></text:p>
      <text:list xml:id="list7844576558923759142" text:style-name="L1">
        <text:list-item>
          <text:p text:style-name="P6">字段名:地区</text:p>
        </text:list-item>
        <text:list-item>
          <text:p text:style-name="P6">字段名:项目名称</text:p>
        </text:list-item>
        <text:list-item>
          <text:p text:style-name="P6">字段名:完工时间<text:span text:style-name="T3">(月)</text:span></text:p>
        </text:list-item>
        <text:list-item>
          <text:p text:style-name="P6">字段名:合同金额</text:p>
        </text:list-item>
        <text:list-item>
          <text:p text:style-name="P6">字段名:回款周期</text:p>
        </text:list-item>
        <text:list-item>
          <text:p text:style-name="P6">字段名:重点性</text:p>
        </text:list-item>
        <text:list-item>
          <text:p text:style-name="P6">字段名:难易难度</text:p>
        </text:list-item>
        <text:list-item>
          <text:p text:style-name="P6">字段名:毛利率</text:p>
        </text:list-item>
        <text:list-item>
          <text:p text:style-name="P6">字段名:业务提成平均比例</text:p>
        </text:list-item>
        <text:list-item>
          <text:p text:style-name="P6">字段名:管理提成平均比例</text:p>
        </text:list-item>
        <text:list-item>
          <text:p text:style-name="P7">资金方平均比例</text:p>
        </text:list-item>
        <text:list-item>
          <text:p text:style-name="P6">字段名:员工持股平均比例</text:p>
        </text:list-item>
        <text:list-item>
          <text:p text:style-name="P6">字段名:公司风控备用金平均比例</text:p>
        </text:list-item>
        <text:list-item>
          <text:p text:style-name="P6">字段名:利润额</text:p>
        </text:list-item>
        <text:list-item>
          <text:p text:style-name="P6">字段名:目前比例总和</text:p>
        </text:list-item>
        <text:list-item>
          <text:p text:style-name="P6">字段名:备注</text:p>
        </text:list-item>
      </text:list>
      <text:p text:style-name="P34"><text:tab/><text:tab/><text:tab/>功能名_2:添加 <text:s/>功能类型:编辑 <text:span text:style-name="T20">url:weightallocation/v1/target/save</text:span></text:p>
      <text:list xml:id="list1496883884953806930" text:style-name="L2">
        <text:list-item>
          <text:p text:style-name="P8">字段名:地区 字段类型:单选框 必填 <text:bookmark-start text:name="__DdeLink__676_167171343"/><text:bookmark-start text:name="__DdeLink__667_167171343"/>描述:接口--地区<text:bookmark-end text:name="__DdeLink__676_167171343"/><text:bookmark-end text:name="__DdeLink__667_167171343"/></text:p>
        </text:list-item>
        <text:list-item>
          <text:p text:style-name="P8">字段名:项目名称 字段类型:文本框 必填 </text:p>
        </text:list-item>
        <text:list-item>
          <text:p text:style-name="P9">字段名:完工时间<text:span text:style-name="T3">(月) 字段类型:单选框 必填 描述:接口—完工时间-获取选项</text:span></text:p>
        </text:list-item>
        <text:list-item>
          <text:p text:style-name="P9">字段名:合同金额 字段类型:单选框 必填 <text:span text:style-name="T3">描述:接口—合同金额-获取选项</text:span></text:p>
        </text:list-item>
        <text:list-item>
          <text:p text:style-name="P9">字段名:回款周期 字段类型:单选框 必填 <text:span text:style-name="T3">描述:接口—回款周期 -获取选项</text:span></text:p>
        </text:list-item>
        <text:list-item>
          <text:p text:style-name="P9">字段名:难易难度 字段类型:单选框 必填 <text:span text:style-name="T3">描述:接口—难易难度-获取选项</text:span></text:p>
        </text:list-item>
        <text:list-item>
          <text:p text:style-name="P9">字段名:毛利率 字段类型:单选框 必填 <text:bookmark-start text:name="__DdeLink__684_167171343"/><text:span text:style-name="T3">描述:接口—毛利率-获取选项</text:span><text:bookmark-end text:name="__DdeLink__684_167171343"/></text:p>
        </text:list-item>
        <text:list-item>
          <text:p text:style-name="P8">字段名:员工持股平均比例 字段类型:数字框 <text:span text:style-name="T4">(0~100) 必填</text:span></text:p>
        </text:list-item>
        <text:list-item>
          <text:p text:style-name="P8">字段名:公司风控备用金平均比例 字段类型:数字框 <text:span text:style-name="T4">(0~100) 必填</text:span></text:p>
        </text:list-item>
        <text:list-item>
          <text:p text:style-name="P8">字段名:备注 字段类型:文本框 非必填</text:p>
        </text:list-item>
      </text:list>
      <text:p text:style-name="P35"><text:tab/><text:tab/><text:tab/>功能名_<text:span text:style-name="T4">3:编辑 功能类型:编辑 url:weightallocation/v1/update/{id}</text:span></text:p>
      <text:list xml:id="list7845338717501303004" text:style-name="L3">
        <text:list-item>
          <text:p text:style-name="P10">字段名:地区 字段类型:单选框 必填</text:p>
        </text:list-item>
        <text:list-item>
          <text:p text:style-name="P10">字段名:项目名称 字段类型:文本框 必填 </text:p>
        </text:list-item>
        <text:list-item>
          <text:p text:style-name="P10">字段名:完工时间<text:span text:style-name="T3">(月) 字段类型:单选框 必填</text:span></text:p>
        </text:list-item>
        <text:list-item>
          <text:p text:style-name="P10">字段名:合同金额 字段类型:单选框 必填</text:p>
        </text:list-item>
        <text:list-item>
          <text:p text:style-name="P10">字段名:回款周期 字段类型:单选框 必填</text:p>
        </text:list-item>
        <text:list-item>
          <text:p text:style-name="P10">字段名:难易难度 字段类型:单选框 必填</text:p>
        </text:list-item>
        <text:list-item>
          <text:p text:style-name="P10">字段名:毛利率 字段类型:单选框 必填</text:p>
        </text:list-item>
        <text:list-item>
          <text:p text:style-name="P10"><text:soft-page-break/>字段名:员工持股平均比例 字段类型:数字框 <text:span text:style-name="T4">(0~100) 必填</text:span></text:p>
        </text:list-item>
        <text:list-item>
          <text:p text:style-name="P10">字段名:公司风控备用金平均比例 字段类型:数字框 <text:span text:style-name="T4">(0~100) 必填</text:span></text:p>
        </text:list-item>
        <text:list-item>
          <text:p text:style-name="P10">字段名:备注 字段类型:文本框 非必填</text:p>
        </text:list-item>
      </text:list>
      <text:p text:style-name="P35"><text:tab/><text:tab/><text:tab/>功能名_<text:span text:style-name="T4">4:删除 功能类型:编辑 url:weightallocation/v1/delete/{id}</text:span></text:p>
      <text:p text:style-name="P2"><text:tab/><text:tab/>导航名_<text:span text:style-name="T5">2:项目提成目标定额</text:span></text:p>
      <text:p text:style-name="P36"><text:tab/><text:tab/><text:tab/>功能名_<text:span text:style-name="T5">1:列表 功能类型:列表 url:targetauota/v1/target/maps</text:span></text:p>
      <text:list xml:id="list5493003069722560723" text:style-name="L4">
        <text:list-item>
          <text:p text:style-name="P11">字段名:地区</text:p>
        </text:list-item>
        <text:list-item>
          <text:p text:style-name="P11">字段名:项目名称</text:p>
        </text:list-item>
        <text:list-item>
          <text:p text:style-name="P11">字段名:影响因素<text:span text:style-name="T5">(总数)</text:span></text:p>
        </text:list-item>
        <text:list-item>
          <text:p text:style-name="P11">字段名:业务提成额</text:p>
        </text:list-item>
        <text:list-item>
          <text:p text:style-name="P11">字段名:管理提成额</text:p>
        </text:list-item>
        <text:list-item>
          <text:p text:style-name="P11">字段名:资金方额</text:p>
        </text:list-item>
        <text:list-item>
          <text:p text:style-name="P11">字段名:员工持股额</text:p>
        </text:list-item>
        <text:list-item>
          <text:p text:style-name="P11">字段名:公司风控备用金额</text:p>
        </text:list-item>
        <text:list-item>
          <text:p text:style-name="P11">字段名:备注</text:p>
        </text:list-item>
      </text:list>
      <text:p text:style-name="P36"><text:tab/><text:tab/><text:tab/>功能名_<text:span text:style-name="T5">2:添加 功能类型:编辑 url:targetauota/v1/target/save</text:span></text:p>
      <text:list xml:id="list6931558328187140854" text:style-name="L5">
        <text:list-item>
          <text:p text:style-name="P41"><text:span text:style-name="T9">字段名:项目提成目标权重分配 字段类型:单选框 必填 <text:s/></text:span><text:span text:style-name="T10">描述:接口—</text:span><text:span text:style-name="T18">项目提成权重分配</text:span><text:span text:style-name="T8">-</text:span><text:span text:style-name="T17">项目提成目标权重分配</text:span></text:p>
        </text:list-item>
        <text:list-item>
          <text:p text:style-name="P12">字段名:影响因素<text:span text:style-name="T5">(总数) 字段类型:数字框 必填</text:span></text:p>
        </text:list-item>
        <text:list-item>
          <text:p text:style-name="P12">字段名:备注 字段类型:文本框 非必填</text:p>
        </text:list-item>
      </text:list>
      <text:p text:style-name="P36"><text:tab/><text:tab/><text:tab/>功能名_<text:span text:style-name="T12">3:编辑 功能类型:编辑 url:targetauota/v1/update/{id}</text:span></text:p>
      <text:list xml:id="list3372779676422906145" text:style-name="L6">
        <text:list-item>
          <text:p text:style-name="P13">字段名:项目提成目标权重分配 字段类型:单选框 必填</text:p>
        </text:list-item>
        <text:list-item>
          <text:p text:style-name="P13">字段名:影响因素<text:span text:style-name="T5">(总数) 字段类型:数字框 必填</text:span></text:p>
        </text:list-item>
        <text:list-item>
          <text:p text:style-name="P13">字段名:备注 字段类型:文本框 非必填</text:p>
        </text:list-item>
      </text:list>
      <text:p text:style-name="P36"><text:tab/><text:tab/><text:tab/>功能名_<text:span text:style-name="T12">4:删除 功能类型:编辑</text:span><text:bookmark-end text:name="__DdeLink__152_579717327"/><text:span text:style-name="T12"> url:targetauota/v1/delete/{id}</text:span></text:p>
      <text:p text:style-name="P3"><text:tab/><text:tab/>导航<text:span text:style-name="T2">名_1:项目提成实际权重分配</text:span></text:p>
      <text:p text:style-name="P37"><text:tab/><text:tab/><text:tab/>功能名_<text:span text:style-name="T1">1:列表 功能类型:网格 url:weightallocation/v1/actual/maps</text:span></text:p>
      <text:list xml:id="list1087109441591016188" text:style-name="L7">
        <text:list-item>
          <text:p text:style-name="P14">字段名:地区</text:p>
        </text:list-item>
        <text:list-item>
          <text:p text:style-name="P14">字段名:项目名称</text:p>
        </text:list-item>
        <text:list-item>
          <text:p text:style-name="P42"><text:span text:style-name="T6">字段名:完工时间</text:span><text:span text:style-name="T7">(月)</text:span></text:p>
        </text:list-item>
        <text:list-item>
          <text:p text:style-name="P14">字段名:合同金额</text:p>
        </text:list-item>
        <text:list-item>
          <text:p text:style-name="P14">字段名:回款周期</text:p>
        </text:list-item>
        <text:list-item>
          <text:p text:style-name="P14">字段名:重点性</text:p>
        </text:list-item>
        <text:list-item>
          <text:p text:style-name="P14">字段名:难易难度</text:p>
        </text:list-item>
        <text:list-item>
          <text:p text:style-name="P14">字段名:毛利率</text:p>
        </text:list-item>
        <text:list-item>
          <text:p text:style-name="P14">字段名:业务提成平均比例</text:p>
        </text:list-item>
        <text:list-item>
          <text:p text:style-name="P14">字段名:管理提成平均比例</text:p>
        </text:list-item>
        <text:list-item>
          <text:p text:style-name="P14">资金方平均比例</text:p>
        </text:list-item>
        <text:list-item>
          <text:p text:style-name="P14">字段名:员工持股平均比例</text:p>
        </text:list-item>
        <text:list-item>
          <text:p text:style-name="P14">字段名:公司风控备用金平均比例</text:p>
        </text:list-item>
        <text:list-item>
          <text:p text:style-name="P14">字段名:利润额</text:p>
        </text:list-item>
        <text:list-item>
          <text:p text:style-name="P14">字段名:目前比例总和</text:p>
        </text:list-item>
        <text:list-item>
          <text:p text:style-name="P14">字段名:备注</text:p>
        </text:list-item>
      </text:list>
      <text:p text:style-name="P37"><text:tab/><text:tab/><text:tab/>功能名_2:添加 <text:s/>功能类型:编辑 <text:span text:style-name="T21">url:weightallocation/v1/actual/save</text:span></text:p>
      <text:list xml:id="list5520877931151643062" text:style-name="L8">
        <text:list-item>
          <text:p text:style-name="P15"><text:soft-page-break/>字段名:地区 字段类型:单选框 必填 描述:接口--地区</text:p>
        </text:list-item>
        <text:list-item>
          <text:p text:style-name="P16">字段名:项目名称 字段类型:文本框 必填 </text:p>
        </text:list-item>
        <text:list-item>
          <text:p text:style-name="P15">字段名:完工时间<text:span text:style-name="T3">(月) 字段类型:单选框 必填 描述:接口—完工时间-获取选项</text:span></text:p>
        </text:list-item>
        <text:list-item>
          <text:p text:style-name="P15">字段名:合同金额 字段类型:单选框 必填 <text:span text:style-name="T3">描述:接口—合同金额-获取选项</text:span></text:p>
        </text:list-item>
        <text:list-item>
          <text:p text:style-name="P15">字段名:回款周期 字段类型:单选框 必填 <text:span text:style-name="T3">描述:接口—回款周期 -获取选项</text:span></text:p>
        </text:list-item>
        <text:list-item>
          <text:p text:style-name="P15">字段名:难易难度 字段类型:单选框 必填 <text:span text:style-name="T3">描述:接口—难易难度-获取选项</text:span></text:p>
        </text:list-item>
        <text:list-item>
          <text:p text:style-name="P15">字段名:毛利率 字段类型:单选框 必填 <text:span text:style-name="T3">描述:接口—毛利率-获取选项</text:span></text:p>
        </text:list-item>
        <text:list-item>
          <text:p text:style-name="P16">字段名:员工持股平均比例 字段类型:数字框 <text:span text:style-name="T4">(0~100) 必填</text:span></text:p>
        </text:list-item>
        <text:list-item>
          <text:p text:style-name="P16">字段名:公司风控备用金平均比例 字段类型:数字框 <text:span text:style-name="T4">(0~100) 必填</text:span></text:p>
        </text:list-item>
        <text:list-item>
          <text:p text:style-name="P16">字段名:备注 字段类型:文本框 非必填</text:p>
        </text:list-item>
      </text:list>
      <text:p text:style-name="P37"><text:tab/><text:tab/><text:tab/>功能名_<text:span text:style-name="T4">3:编辑 功能类型:编辑 url:weightallocation/v1/update/{id}</text:span></text:p>
      <text:list xml:id="list7592905561836380151" text:style-name="L9">
        <text:list-item>
          <text:p text:style-name="P17">字段名:地区 字段类型:单选框 必填</text:p>
        </text:list-item>
        <text:list-item>
          <text:p text:style-name="P17">字段名:项目名称 字段类型:文本框 必填 </text:p>
        </text:list-item>
        <text:list-item>
          <text:p text:style-name="P17">字段名:完工时间<text:span text:style-name="T3">(月) 字段类型:单选框 必填</text:span></text:p>
        </text:list-item>
        <text:list-item>
          <text:p text:style-name="P17">字段名:合同金额 字段类型:单选框 必填</text:p>
        </text:list-item>
        <text:list-item>
          <text:p text:style-name="P17">字段名:回款周期 字段类型:单选框 必填</text:p>
        </text:list-item>
        <text:list-item>
          <text:p text:style-name="P17">字段名:难易难度 字段类型:单选框 必填</text:p>
        </text:list-item>
        <text:list-item>
          <text:p text:style-name="P17">字段名:毛利率 字段类型:单选框 必填</text:p>
        </text:list-item>
        <text:list-item>
          <text:p text:style-name="P17">字段名:员工持股平均比例 字段类型:数字框 <text:span text:style-name="T4">(0~100) 必填</text:span></text:p>
        </text:list-item>
        <text:list-item>
          <text:p text:style-name="P17">字段名:公司风控备用金平均比例 字段类型:数字框 <text:span text:style-name="T4">(0~100) 必填</text:span></text:p>
        </text:list-item>
        <text:list-item>
          <text:p text:style-name="P17">字段名:备注 字段类型:文本框 非必填</text:p>
        </text:list-item>
      </text:list>
      <text:p text:style-name="P37"><text:tab/><text:tab/><text:tab/>功能名_<text:span text:style-name="T4">4:删除 功能类型:编辑 url:weightallocation/v1/delete/{id}</text:span></text:p>
      <text:p text:style-name="P3"><text:tab/><text:tab/>导航名_<text:span text:style-name="T5">2:项目提成实际定额</text:span></text:p>
      <text:p text:style-name="P38"><text:tab/><text:tab/><text:tab/>功能名_<text:span text:style-name="T5">1:列表 功能类型:列表 url:targetauota/v1/actual/maps</text:span></text:p>
      <text:list xml:id="list432497976444570831" text:style-name="L10">
        <text:list-item>
          <text:p text:style-name="P18">字段名:地区</text:p>
        </text:list-item>
        <text:list-item>
          <text:p text:style-name="P18">字段名:项目名称</text:p>
        </text:list-item>
        <text:list-item>
          <text:p text:style-name="P18">字段名:影响因素<text:span text:style-name="T5">(总数)</text:span></text:p>
        </text:list-item>
        <text:list-item>
          <text:p text:style-name="P18">字段名:业务提成额</text:p>
        </text:list-item>
        <text:list-item>
          <text:p text:style-name="P18">字段名:管理提成额</text:p>
        </text:list-item>
        <text:list-item>
          <text:p text:style-name="P18">字段名:资金方额</text:p>
        </text:list-item>
        <text:list-item>
          <text:p text:style-name="P18">字段名:员工持股额</text:p>
        </text:list-item>
        <text:list-item>
          <text:p text:style-name="P18">字段名:公司风控备用金额</text:p>
        </text:list-item>
        <text:list-item>
          <text:p text:style-name="P18">字段名:备注</text:p>
        </text:list-item>
      </text:list>
      <text:p text:style-name="P38"><text:tab/><text:tab/><text:tab/>功能名_<text:span text:style-name="T5">2:添加 功能类型:编辑 url:targetauota/v1/actual/save</text:span></text:p>
      <text:list xml:id="list4320848070965621762" text:style-name="L11">
        <text:list-item>
          <text:p text:style-name="P19">字段名:项目提成实际权重分配 字段类型:单选框 必填 <text:span text:style-name="T3">描述:接口—</text:span><text:span text:style-name="T15">项目</text:span><text:span text:style-name="T19">提成权重分配</text:span><text:span text:style-name="T11">-</text:span><text:span text:style-name="T14">项目提成</text:span><text:span text:style-name="T16">实际</text:span><text:span text:style-name="T14">权重分配</text:span></text:p>
        </text:list-item>
        <text:list-item>
          <text:p text:style-name="P20">字段名:影响因素<text:span text:style-name="T5">(总数) 字段类型:数字框 必填</text:span></text:p>
        </text:list-item>
        <text:list-item>
          <text:p text:style-name="P20">字段名:备注 字段类型:文本框 非必填</text:p>
        </text:list-item>
      </text:list>
      <text:p text:style-name="P38"><text:tab/><text:tab/><text:tab/>功能名_<text:span text:style-name="T12">3:编辑 功能类型:编辑 url:targetauota/v1/update/{id}</text:span></text:p>
      <text:list xml:id="list5144572357970868118" text:style-name="L12">
        <text:list-item>
          <text:p text:style-name="P21">字段名:项目提成实际权重分配 字段类型:单选框 必填</text:p>
        </text:list-item>
        <text:list-item>
          <text:p text:style-name="P21">字段名:影响因素<text:span text:style-name="T5">(总数) 字段类型:数字框 必填</text:span></text:p>
        </text:list-item>
        <text:list-item>
          <text:p text:style-name="P21">字段名:备注 字段类型:文本框 非必填</text:p>
        </text:list-item>
      </text:list>
      <text:p text:style-name="P38"><text:soft-page-break/><text:tab/><text:tab/><text:tab/>功能名_<text:span text:style-name="T12">4:删除 功能类型:编辑 url:targetauota/v1/delete/{id}</text:span></text:p>
      <text:p text:style-name="P3"><text:tab/>导航下拉名_<text:span text:style-name="T12">2:占比分配</text:span></text:p>
      <text:p text:style-name="P3"><text:tab/><text:tab/>导航名_<text:span text:style-name="T12">1:完工时间</text:span></text:p>
      <text:p text:style-name="P39"><text:tab/><text:tab/><text:tab/>功能名_<text:span text:style-name="T12">1:列表 功能类型:列表url:completiontime/v1/maps</text:span></text:p>
      <text:list xml:id="list7384161529938812922" text:style-name="L13">
        <text:list-item>
          <text:p text:style-name="P22">字段名:完工时间<text:span text:style-name="T13">(月)</text:span></text:p>
        </text:list-item>
        <text:list-item>
          <text:p text:style-name="P22">字段名:重要性</text:p>
        </text:list-item>
        <text:list-item>
          <text:p text:style-name="P22">字段名:提成比例</text:p>
        </text:list-item>
        <text:list-item>
          <text:p text:style-name="P22">字段名:管理能力</text:p>
        </text:list-item>
      </text:list>
      <text:p text:style-name="P39"><text:tab/><text:tab/><text:tab/>功能名_<text:span text:style-name="T13">2:添加 功能类型:编辑 url:completiontime/v1/save</text:span></text:p>
      <text:list xml:id="list3098312494520282269" text:style-name="L14">
        <text:list-item>
          <text:p text:style-name="P24">字段名:完工时间<text:span text:style-name="T13">(月) 字段类型:数字框 <text:s/>必填</text:span></text:p>
        </text:list-item>
        <text:list-item>
          <text:p text:style-name="P24">字段名:重要性<text:span text:style-name="T13"> 字段类型:数字框 <text:s/>必填</text:span></text:p>
        </text:list-item>
        <text:list-item>
          <text:p text:style-name="P24">字段名:提成比例<text:span text:style-name="T13"> 字段类型:数字框 <text:s/>必填</text:span></text:p>
        </text:list-item>
        <text:list-item>
          <text:p text:style-name="P24">字段名:管理能力<text:span text:style-name="T13"> 字段类型:数字框 <text:s/>必填</text:span></text:p>
        </text:list-item>
      </text:list>
      <text:p text:style-name="P39"><text:tab/><text:tab/><text:tab/>功能名_<text:span text:style-name="T13">3:编辑 功能类型:编辑 url:completiontime/v1/update/{id}</text:span></text:p>
      <text:list xml:id="list1415665525703222742" text:style-name="L15">
        <text:list-item>
          <text:p text:style-name="P25">字段名:完工时间<text:span text:style-name="T13">(月) 字段类型:数字框 <text:s/>必填</text:span></text:p>
        </text:list-item>
        <text:list-item>
          <text:p text:style-name="P25">字段名:重要性<text:span text:style-name="T13"> 字段类型:数字框 <text:s/>必填</text:span></text:p>
        </text:list-item>
        <text:list-item>
          <text:p text:style-name="P25">字段名:提成比例<text:span text:style-name="T13"> 字段类型:数字框 <text:s/>必填</text:span></text:p>
        </text:list-item>
        <text:list-item>
          <text:p text:style-name="P25">字段名:管理能力<text:span text:style-name="T13"> 字段类型:数字框 <text:s/>必填</text:span></text:p>
        </text:list-item>
      </text:list>
      <text:p text:style-name="P39"><text:tab/><text:tab/><text:tab/>功能名_<text:span text:style-name="T13">4:删除 功能类型:编辑 url:completiontime/v1/delete/{id}</text:span></text:p>
      <text:p text:style-name="P4"><text:tab/><text:tab/>导航名_<text:span text:style-name="T13">2:回款周期</text:span></text:p>
      <text:p text:style-name="P39"><text:tab/><text:tab/><text:tab/>功能名_<text:span text:style-name="T12">1:列表 功能类型:列表 url:collectionperiod/v1/maps</text:span></text:p>
      <text:list xml:id="list174356128295201" text:continue-list="list7384161529938812922" text:style-name="L13">
        <text:list-item>
          <text:p text:style-name="P23">字段名:<text:span text:style-name="T12">回款周期(月)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<text:bookmark-start text:name="__DdeLink__176_579717327"/>资金方<text:bookmark-end text:name="__DdeLink__176_579717327"/></text:p>
        </text:list-item>
      </text:list>
      <text:p text:style-name="P39"><text:tab/><text:tab/><text:tab/>功能名_<text:span text:style-name="T13">2:添加 功能类型:编辑 url:collectionperiod/v1/save</text:span></text:p>
      <text:list xml:id="list2934947472305481819" text:style-name="L16">
        <text:list-item>
          <text:p text:style-name="P26">字段名:<text:span text:style-name="T12">回款周期(月) 字段类型:数字框 <text:s/>必填</text:span></text:p>
        </text:list-item>
        <text:list-item>
          <text:p text:style-name="P26">字段名:重要性<text:span text:style-name="T13"> 字段类型:数字框 <text:s/>必填</text:span></text:p>
        </text:list-item>
        <text:list-item>
          <text:p text:style-name="P26">字段名:提成比例<text:span text:style-name="T13"> 字段类型:数字框 <text:s/>必填</text:span></text:p>
        </text:list-item>
        <text:list-item>
          <text:p text:style-name="P26">字段名:资金方<text:span text:style-name="T13"> 字段类型:数 字框 <text:s/>必填</text:span></text:p>
        </text:list-item>
      </text:list>
      <text:p text:style-name="P39"><text:tab/><text:tab/><text:tab/>功能名_<text:span text:style-name="T13">3:编辑 功能类型:编辑 url:collectionperiod/v1/update/{id}</text:span></text:p>
      <text:list xml:id="list8547937909525150115" text:style-name="L17">
        <text:list-item>
          <text:p text:style-name="P27">字段名:<text:span text:style-name="T12">回款周期(月) 字段类型:数字框 <text:s/>必填</text:span></text:p>
        </text:list-item>
        <text:list-item>
          <text:p text:style-name="P27">字段名:重要性<text:span text:style-name="T13"> 字段类型:数字框 <text:s/>必填</text:span></text:p>
        </text:list-item>
        <text:list-item>
          <text:p text:style-name="P27">字段名:提成比例<text:span text:style-name="T13"> 字段类型:数字框 <text:s/>必填</text:span></text:p>
        </text:list-item>
        <text:list-item>
          <text:p text:style-name="P27">字段名:资金方<text:span text:style-name="T13"> 字段类型:数字框 <text:s/>必填</text:span></text:p>
        </text:list-item>
      </text:list>
      <text:p text:style-name="P39"><text:tab/><text:tab/><text:tab/>功能名_<text:span text:style-name="T13">4:删除 功能类型:编辑 url:collectionperiod/v1/delete/{id}</text:span></text:p>
      <text:p text:style-name="P4"><text:tab/><text:tab/>导航名_<text:span text:style-name="T13">3:合同金额</text:span></text:p>
      <text:p text:style-name="P39"><text:tab/><text:tab/><text:tab/>功能名_<text:span text:style-name="T12">1:列表 功能类型:列表 url:contractamount/v1/maps</text:span></text:p>
      <text:list xml:id="list174356800158471" text:continue-list="list174356128295201" text:style-name="L13">
        <text:list-item>
          <text:p text:style-name="P23">字段名:<text:span text:style-name="T13">合同金额(万)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管理能力</text:p>
        </text:list-item>
      </text:list>
      <text:p text:style-name="P39"><text:tab/><text:tab/><text:tab/>功能名_<text:span text:style-name="T13">2:添加 功能类型:编辑 url:contractamount/v1/save</text:span></text:p>
      <text:list xml:id="list1062269835163047918" text:style-name="L18">
        <text:list-item>
          <text:p text:style-name="P28">字段名:<text:span text:style-name="T13">合同金额(万) 字段类型:数字框 <text:s/>必填</text:span></text:p>
        </text:list-item>
        <text:list-item>
          <text:p text:style-name="P28"><text:soft-page-break/>字段名:重要性<text:span text:style-name="T13"> 字段类型:数字框 <text:s/>必填</text:span></text:p>
        </text:list-item>
        <text:list-item>
          <text:p text:style-name="P28">字段名:提成比例<text:span text:style-name="T13"> 字段类型:数字框 <text:s/>必填</text:span></text:p>
        </text:list-item>
        <text:list-item>
          <text:p text:style-name="P28">字段名:管理能力<text:span text:style-name="T13"> 字段类型:数字框 <text:s/>必填</text:span></text:p>
        </text:list-item>
      </text:list>
      <text:p text:style-name="P39"><text:tab/><text:tab/><text:tab/>功能名_<text:span text:style-name="T13">3:编辑 功能类型:编辑 url:contractamount/v1/update/{id}</text:span></text:p>
      <text:list xml:id="list3011399962690701302" text:style-name="L19">
        <text:list-item>
          <text:p text:style-name="P29">字段名:<text:span text:style-name="T13">合同金额(万) 字段类型:数字框 <text:s/>必填</text:span></text:p>
        </text:list-item>
        <text:list-item>
          <text:p text:style-name="P29">字段名:重要性<text:span text:style-name="T13"> 字段类型:数字框 <text:s/>必填</text:span></text:p>
        </text:list-item>
        <text:list-item>
          <text:p text:style-name="P29">字段名:提成比例<text:span text:style-name="T13"> 字段类型:数字框 <text:s/>必填</text:span></text:p>
        </text:list-item>
        <text:list-item>
          <text:p text:style-name="P29">字段名:管理能力<text:span text:style-name="T13"> 字段类型:数字框 <text:s/>必填</text:span></text:p>
        </text:list-item>
      </text:list>
      <text:p text:style-name="P39"><text:tab/><text:tab/><text:tab/>功能名_<text:span text:style-name="T13">4:删除 功能类型:编辑 url:contractamount/v1/delete/{id}</text:span></text:p>
      <text:p text:style-name="P4"><text:tab/><text:tab/>导航名_<text:span text:style-name="T13">4:难易度</text:span></text:p>
      <text:p text:style-name="P40"><text:tab/><text:tab/><text:tab/>功能名_<text:span text:style-name="T12">1:列表 功能类型:列表 url:facility/v1/maps</text:span></text:p>
      <text:list xml:id="list174357739865442" text:continue-list="list174356800158471" text:style-name="L13">
        <text:list-item>
          <text:p text:style-name="P23">字段名:<text:span text:style-name="T13">难易度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管理能力</text:p>
        </text:list-item>
      </text:list>
      <text:p text:style-name="P40"><text:tab/><text:tab/><text:tab/>功能名_<text:span text:style-name="T13">2:添加 功能类型:编辑 url:facility/v1/save</text:span></text:p>
      <text:list xml:id="list5238787133577214609" text:style-name="L20">
        <text:list-item>
          <text:p text:style-name="P30">字段名:<text:span text:style-name="T13">难易度 字段类型:数字框 <text:s/>必填</text:span></text:p>
        </text:list-item>
        <text:list-item>
          <text:p text:style-name="P30">字段名:重要性<text:span text:style-name="T13"> 字段类型:数字框 <text:s/>必填</text:span></text:p>
        </text:list-item>
        <text:list-item>
          <text:p text:style-name="P30">字段名:提成比例<text:span text:style-name="T13"> 字段类型:数字框 <text:s/>必填</text:span></text:p>
        </text:list-item>
        <text:list-item>
          <text:p text:style-name="P30">字段名:管理能力<text:span text:style-name="T13"> 字段类型:数字框 <text:s/>必填</text:span></text:p>
        </text:list-item>
      </text:list>
      <text:p text:style-name="P40"><text:tab/><text:tab/><text:tab/>功能名_<text:span text:style-name="T13">3:编辑 功能类型:编辑 url:facility/v1/update/{id}</text:span></text:p>
      <text:list xml:id="list3703987550086909852" text:style-name="L21">
        <text:list-item>
          <text:p text:style-name="P31">字段名:<text:span text:style-name="T13">难易度字段类型:数字框 <text:s/>必填</text:span></text:p>
        </text:list-item>
        <text:list-item>
          <text:p text:style-name="P31">字段名:重要性<text:span text:style-name="T13"> 字段类型:数字框 <text:s/>必填</text:span></text:p>
        </text:list-item>
        <text:list-item>
          <text:p text:style-name="P31">字段名:提成比例<text:span text:style-name="T13"> 字段类型:数字框 <text:s/>必填</text:span></text:p>
        </text:list-item>
        <text:list-item>
          <text:p text:style-name="P31">字段名:管理能力<text:span text:style-name="T13"> 字段类型:数字框 <text:s/>必填</text:span></text:p>
        </text:list-item>
      </text:list>
      <text:p text:style-name="P40"><text:tab/><text:tab/><text:tab/>功能名_<text:span text:style-name="T13">4:删除 功能类型:编辑 url:facility/v1/delete/{id}</text:span></text:p>
      <text:p text:style-name="P4"><text:tab/><text:tab/>导航名_<text:span text:style-name="T13">5:毛利率</text:span></text:p>
      <text:p text:style-name="P40"><text:tab/><text:tab/><text:tab/>功能名_<text:span text:style-name="T12">1:列表 功能类型:列表 url:ratio/v1/maps</text:span></text:p>
      <text:list xml:id="list174356807637155" text:continue-list="list174357739865442" text:style-name="L13">
        <text:list-item>
          <text:p text:style-name="P23">字段名:<text:span text:style-name="T13">毛利率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管理能力</text:p>
        </text:list-item>
      </text:list>
      <text:p text:style-name="P40"><text:tab/><text:tab/><text:tab/>功能名_<text:span text:style-name="T13">2:添加 功能类型:编辑 url:ratio/v1/save</text:span></text:p>
      <text:list xml:id="list6745581545928866516" text:style-name="L22">
        <text:list-item>
          <text:p text:style-name="P32">字段名:<text:span text:style-name="T13">毛利率 字段类型:数字框 <text:s/>必填</text:span></text:p>
        </text:list-item>
        <text:list-item>
          <text:p text:style-name="P32">字段名:重要性<text:span text:style-name="T13"> 字段类型:数字框 <text:s/>必填</text:span></text:p>
        </text:list-item>
        <text:list-item>
          <text:p text:style-name="P32">字段名:提成比例<text:span text:style-name="T13"> 字段类型:数字框 <text:s/>必填</text:span></text:p>
        </text:list-item>
        <text:list-item>
          <text:p text:style-name="P32">字段名:管理能力<text:span text:style-name="T13"> 字段类型:数字框 <text:s/>必填</text:span></text:p>
        </text:list-item>
      </text:list>
      <text:p text:style-name="P40"><text:tab/><text:tab/><text:tab/>功能名_<text:span text:style-name="T13">3:编辑 功能类型:编辑 url:ratio/v1/update/{id}</text:span></text:p>
      <text:list xml:id="list4846444575686657843" text:style-name="L23">
        <text:list-item>
          <text:p text:style-name="P33">字段名:<text:span text:style-name="T13">毛利率 字段类型:数字框 <text:s/>必填</text:span></text:p>
        </text:list-item>
        <text:list-item>
          <text:p text:style-name="P33">字段名:重要性<text:span text:style-name="T13"> 字段类型:数字框 <text:s/>必填</text:span></text:p>
        </text:list-item>
        <text:list-item>
          <text:p text:style-name="P33">字段名:提成比例<text:span text:style-name="T13"> 字段类型:数字框 <text:s/>必填</text:span></text:p>
        </text:list-item>
        <text:list-item>
          <text:p text:style-name="P33">字段名:管理能力<text:span text:style-name="T13"> 字段类型:数字框 <text:s/>必填</text:span></text:p>
        </text:list-item>
      </text:list>
      <text:p text:style-name="P40"><text:tab/><text:tab/><text:tab/>功能名_<text:span text:style-name="T13">4:删除 功能类型:编辑 url:ratio/v1/delete/{id}</text:span></text:p>
      <text:p text:style-name="P4"/>
      <text:p text:style-name="P5"><text:soft-page-break/>修改:添加权限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8-08T17:43:51.790218603</dc:date>
    <meta:editing-duration>PT15H3M38S</meta:editing-duration>
    <meta:editing-cycles>16</meta:editing-cycles>
    <meta:generator>LibreOffice/5.1.5.2$Linux_X86_64 LibreOffice_project/10$Build-2</meta:generator>
    <meta:document-statistic meta:table-count="0" meta:image-count="0" meta:object-count="0" meta:page-count="6" meta:paragraph-count="212" meta:word-count="3365" meta:character-count="5189" meta:non-whitespace-character-count="4734"/>
  </office:meta>
</office:document-meta>
</file>